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fo:font-size="14pt" officeooo:rsid="0018645c" officeooo:paragraph-rsid="0018645c" style:font-size-asian="14pt" style:font-size-complex="14pt"/>
    </style:style>
    <style:style style:name="P2" style:family="paragraph" style:parent-style-name="Standard">
      <style:text-properties style:font-name="DejaVu Sans Condensed" fo:font-size="14pt" officeooo:rsid="001d91e8" officeooo:paragraph-rsid="001d91e8" style:font-size-asian="14pt" style:font-size-complex="14pt"/>
    </style:style>
    <style:style style:name="P3" style:family="paragraph" style:parent-style-name="Standard">
      <style:text-properties style:font-name="DejaVu Sans Condensed" fo:font-size="14pt" officeooo:rsid="0021ed9b" officeooo:paragraph-rsid="0021ed9b" style:font-size-asian="14pt" style:font-size-complex="14pt"/>
    </style:style>
    <style:style style:name="P4" style:family="paragraph" style:parent-style-name="Standard">
      <style:text-properties style:font-name="DejaVu Sans Condensed" fo:font-size="14pt" officeooo:rsid="0023964c" officeooo:paragraph-rsid="0023964c" style:font-size-asian="14pt" style:font-size-complex="14pt"/>
    </style:style>
    <style:style style:name="P5" style:family="paragraph" style:parent-style-name="Standard">
      <style:text-properties style:font-name="DejaVu Sans Condensed" fo:font-size="14pt" officeooo:rsid="002461ae" officeooo:paragraph-rsid="002461ae" style:font-size-asian="14pt" style:font-size-complex="14pt"/>
    </style:style>
    <style:style style:name="P6" style:family="paragraph" style:parent-style-name="Standard">
      <style:text-properties style:font-name="DejaVu Sans Condensed" fo:font-size="14pt" officeooo:rsid="0025fa40" officeooo:paragraph-rsid="0025fa40" style:font-size-asian="14pt" style:font-size-complex="14pt"/>
    </style:style>
    <style:style style:name="P7" style:family="paragraph" style:parent-style-name="Standard">
      <style:text-properties style:font-name="DejaVu Sans Condensed" fo:font-size="14pt" officeooo:rsid="0027e024" officeooo:paragraph-rsid="0027e024" style:font-size-asian="14pt" style:font-size-complex="14pt"/>
    </style:style>
    <style:style style:name="P8" style:family="paragraph" style:parent-style-name="Standard">
      <style:text-properties style:font-name="DejaVu Sans Condensed" fo:font-size="14pt" officeooo:rsid="0027fb10" officeooo:paragraph-rsid="0027fb10" style:font-size-asian="14pt" style:font-size-complex="14pt"/>
    </style:style>
    <style:style style:name="P9" style:family="paragraph" style:parent-style-name="Standard">
      <style:text-properties style:font-name="DejaVu Sans Condensed" fo:font-size="14pt" officeooo:rsid="0027fb10" officeooo:paragraph-rsid="0029eec0" style:font-size-asian="14pt" style:font-size-complex="14pt"/>
    </style:style>
    <style:style style:name="P10" style:family="paragraph" style:parent-style-name="Standard">
      <style:text-properties style:font-name="DejaVu Sans Condensed" fo:font-size="14pt" officeooo:rsid="002bec94" officeooo:paragraph-rsid="002bec94" style:font-size-asian="14pt" style:font-size-complex="14pt"/>
    </style:style>
    <style:style style:name="P11" style:family="paragraph" style:parent-style-name="Standard">
      <style:text-properties style:font-name="DejaVu Sans Condensed" fo:font-size="14pt" officeooo:rsid="002d954c" officeooo:paragraph-rsid="002d954c" style:font-size-asian="14pt" style:font-size-complex="14pt"/>
    </style:style>
    <style:style style:name="P12" style:family="paragraph" style:parent-style-name="Standard">
      <style:text-properties style:font-name="DejaVu Sans Condensed" fo:font-size="14pt" officeooo:rsid="002eba34" officeooo:paragraph-rsid="002eba34" style:font-size-asian="14pt" style:font-size-complex="14pt"/>
    </style:style>
    <style:style style:name="P13" style:family="paragraph" style:parent-style-name="Standard">
      <style:text-properties style:font-name="DejaVu Sans Condensed" fo:font-size="14pt" officeooo:rsid="00306130" officeooo:paragraph-rsid="00306130" style:font-size-asian="14pt" style:font-size-complex="14pt"/>
    </style:style>
    <style:style style:name="P14" style:family="paragraph" style:parent-style-name="Standard">
      <style:text-properties style:font-name="DejaVu Sans Condensed" fo:font-size="14pt" officeooo:rsid="00306130" officeooo:paragraph-rsid="003feee4" style:font-size-asian="14pt" style:font-size-complex="14pt"/>
    </style:style>
    <style:style style:name="P15" style:family="paragraph" style:parent-style-name="Standard">
      <style:text-properties style:font-name="DejaVu Sans Condensed" fo:font-size="14pt" officeooo:rsid="00306130" officeooo:paragraph-rsid="00451294" style:font-size-asian="14pt" style:font-size-complex="14pt"/>
    </style:style>
    <style:style style:name="P16" style:family="paragraph" style:parent-style-name="Standard">
      <style:text-properties style:font-name="DejaVu Sans Condensed" fo:font-size="14pt" officeooo:rsid="00306130" officeooo:paragraph-rsid="00482eb9" style:font-size-asian="14pt" style:font-size-complex="14pt"/>
    </style:style>
    <style:style style:name="P17" style:family="paragraph" style:parent-style-name="Standard">
      <style:text-properties style:font-name="DejaVu Sans Condensed" fo:font-size="14pt" officeooo:rsid="00306130" officeooo:paragraph-rsid="004edb73" style:font-size-asian="14pt" style:font-size-complex="14pt"/>
    </style:style>
    <style:style style:name="P18" style:family="paragraph" style:parent-style-name="Standard">
      <style:text-properties style:font-name="DejaVu Sans Condensed" fo:font-size="14pt" officeooo:rsid="0032a0a0" officeooo:paragraph-rsid="0032a0a0" style:font-size-asian="14pt" style:font-size-complex="14pt"/>
    </style:style>
    <style:style style:name="P19" style:family="paragraph" style:parent-style-name="Standard">
      <style:text-properties style:font-name="DejaVu Sans Condensed" fo:font-size="14pt" officeooo:rsid="0032a0a0" officeooo:paragraph-rsid="00306130" style:font-size-asian="14pt" style:font-size-complex="14pt"/>
    </style:style>
    <style:style style:name="P20" style:family="paragraph" style:parent-style-name="Standard">
      <style:text-properties style:font-name="DejaVu Sans Condensed" fo:font-size="14pt" officeooo:rsid="0032a0a0" officeooo:paragraph-rsid="003c359b" style:font-size-asian="14pt" style:font-size-complex="14pt"/>
    </style:style>
    <style:style style:name="P21" style:family="paragraph" style:parent-style-name="Standard">
      <style:text-properties style:font-name="DejaVu Sans Condensed" fo:font-size="14pt" officeooo:rsid="00337488" officeooo:paragraph-rsid="00337488" style:font-size-asian="14pt" style:font-size-complex="14pt"/>
    </style:style>
    <style:style style:name="P22" style:family="paragraph" style:parent-style-name="Standard">
      <style:text-properties style:font-name="DejaVu Sans Condensed" fo:font-size="14pt" officeooo:rsid="00337488" officeooo:paragraph-rsid="00352f6c" style:font-size-asian="14pt" style:font-size-complex="14pt"/>
    </style:style>
    <style:style style:name="P23" style:family="paragraph" style:parent-style-name="Standard">
      <style:text-properties style:font-name="DejaVu Sans Condensed" fo:font-size="14pt" officeooo:rsid="00337488" officeooo:paragraph-rsid="004aa8c5" style:font-size-asian="14pt" style:font-size-complex="14pt"/>
    </style:style>
    <style:style style:name="P24" style:family="paragraph" style:parent-style-name="Standard">
      <style:text-properties style:font-name="DejaVu Sans Condensed" fo:font-size="14pt" officeooo:rsid="00352f6c" officeooo:paragraph-rsid="00352f6c" style:font-size-asian="14pt" style:font-size-complex="14pt"/>
    </style:style>
    <style:style style:name="P25" style:family="paragraph" style:parent-style-name="Standard">
      <style:text-properties style:font-name="DejaVu Sans Condensed" fo:font-size="14pt" officeooo:rsid="0035e84b" officeooo:paragraph-rsid="0035e84b" style:font-size-asian="14pt" style:font-size-complex="14pt"/>
    </style:style>
    <style:style style:name="P26" style:family="paragraph" style:parent-style-name="Standard">
      <style:text-properties style:font-name="DejaVu Sans Condensed" fo:font-size="14pt" officeooo:rsid="0037d195" officeooo:paragraph-rsid="0037d195" style:font-size-asian="14pt" style:font-size-complex="14pt"/>
    </style:style>
    <style:style style:name="P27" style:family="paragraph" style:parent-style-name="Standard">
      <style:text-properties style:font-name="DejaVu Sans Condensed" fo:font-size="14pt" officeooo:rsid="00391e32" officeooo:paragraph-rsid="0037d195" style:font-size-asian="14pt" style:font-size-complex="14pt"/>
    </style:style>
    <style:style style:name="P28" style:family="paragraph" style:parent-style-name="Standard">
      <style:text-properties style:font-name="DejaVu Sans Condensed" fo:font-size="14pt" officeooo:rsid="00391e32" officeooo:paragraph-rsid="00391e32" style:font-size-asian="14pt" style:font-size-complex="14pt"/>
    </style:style>
    <style:style style:name="P29" style:family="paragraph" style:parent-style-name="Standard">
      <style:text-properties style:font-name="DejaVu Sans Condensed" fo:font-size="14pt" officeooo:rsid="0039dc16" officeooo:paragraph-rsid="0039dc16" style:font-size-asian="14pt" style:font-size-complex="14pt"/>
    </style:style>
    <style:style style:name="P30" style:family="paragraph" style:parent-style-name="Standard">
      <style:text-properties style:font-name="DejaVu Sans Condensed" fo:font-size="14pt" officeooo:rsid="0039ecd1" officeooo:paragraph-rsid="0039ecd1" style:font-size-asian="14pt" style:font-size-complex="14pt"/>
    </style:style>
    <style:style style:name="P31" style:family="paragraph" style:parent-style-name="Standard">
      <style:text-properties style:font-name="DejaVu Sans Condensed" fo:font-size="14pt" officeooo:rsid="003a7e0a" officeooo:paragraph-rsid="003a7e0a" style:font-size-asian="14pt" style:font-size-complex="14pt"/>
    </style:style>
    <style:style style:name="P32" style:family="paragraph" style:parent-style-name="Standard">
      <style:text-properties style:font-name="DejaVu Sans Condensed" fo:font-size="14pt" officeooo:rsid="003a7e0a" officeooo:paragraph-rsid="003c0081" style:font-size-asian="14pt" style:font-size-complex="14pt"/>
    </style:style>
    <style:style style:name="P33" style:family="paragraph" style:parent-style-name="Standard">
      <style:text-properties style:font-name="DejaVu Sans Condensed" fo:font-size="14pt" officeooo:rsid="003a7e0a" officeooo:paragraph-rsid="00492ca1" style:font-size-asian="14pt" style:font-size-complex="14pt"/>
    </style:style>
    <style:style style:name="P34" style:family="paragraph" style:parent-style-name="Standard">
      <style:text-properties style:font-name="DejaVu Sans Condensed" fo:font-size="14pt" officeooo:rsid="002cbf4f" officeooo:paragraph-rsid="002cbf4f" style:font-size-asian="14pt" style:font-size-complex="14pt"/>
    </style:style>
    <style:style style:name="P35" style:family="paragraph" style:parent-style-name="Standard">
      <style:text-properties style:font-name="DejaVu Sans Condensed" fo:font-size="14pt" officeooo:rsid="003d0905" officeooo:paragraph-rsid="003d0905" style:font-size-asian="14pt" style:font-size-complex="14pt"/>
    </style:style>
    <style:style style:name="P36" style:family="paragraph" style:parent-style-name="Standard">
      <style:text-properties style:font-name="DejaVu Sans Condensed" fo:font-size="14pt" officeooo:rsid="004b7581" officeooo:paragraph-rsid="004b7581" style:font-size-asian="14pt" style:font-size-complex="14pt"/>
    </style:style>
    <style:style style:name="P37" style:family="paragraph" style:parent-style-name="Standard">
      <style:text-properties style:font-name="DejaVu Sans Condensed" fo:font-size="14pt" officeooo:rsid="004d7285" officeooo:paragraph-rsid="004d7285" style:font-size-asian="14pt" style:font-size-complex="14pt"/>
    </style:style>
    <style:style style:name="P38" style:family="paragraph" style:parent-style-name="Standard">
      <style:text-properties style:font-name="DejaVu Sans Condensed" fo:font-size="14pt" officeooo:paragraph-rsid="003db677"/>
    </style:style>
    <style:style style:name="P39" style:family="paragraph" style:parent-style-name="Standard">
      <style:paragraph-properties fo:break-before="page"/>
      <style:text-properties style:font-name="DejaVu Sans Condensed" fo:font-size="14pt" officeooo:rsid="0023964c" officeooo:paragraph-rsid="0023964c" style:font-size-asian="14pt" style:font-size-complex="14pt"/>
    </style:style>
    <style:style style:name="P40" style:family="paragraph" style:parent-style-name="Standard">
      <style:paragraph-properties fo:break-before="page"/>
      <style:text-properties style:font-name="DejaVu Sans Condensed" fo:font-size="14pt" officeooo:rsid="0025fa40" officeooo:paragraph-rsid="0025fa40" style:font-size-asian="14pt" style:font-size-complex="14pt"/>
    </style:style>
    <style:style style:name="P41" style:family="paragraph" style:parent-style-name="Standard">
      <style:paragraph-properties fo:break-before="page"/>
      <style:text-properties style:font-name="DejaVu Sans Condensed" fo:font-size="14pt" officeooo:rsid="0027e024" officeooo:paragraph-rsid="0027e024" style:font-size-asian="14pt" style:font-size-complex="14pt"/>
    </style:style>
    <style:style style:name="P42" style:family="paragraph" style:parent-style-name="Standard">
      <style:paragraph-properties fo:break-before="page"/>
      <style:text-properties style:font-name="DejaVu Sans Condensed" fo:font-size="14pt" officeooo:rsid="002d954c" officeooo:paragraph-rsid="002d954c" style:font-size-asian="14pt" style:font-size-complex="14pt"/>
    </style:style>
    <style:style style:name="P43" style:family="paragraph" style:parent-style-name="Standard">
      <style:paragraph-properties fo:break-before="page"/>
      <style:text-properties style:font-name="DejaVu Sans Condensed" fo:font-size="14pt" officeooo:rsid="002eba34" officeooo:paragraph-rsid="002eba34" style:font-size-asian="14pt" style:font-size-complex="14pt"/>
    </style:style>
    <style:style style:name="P44" style:family="paragraph" style:parent-style-name="Standard">
      <style:paragraph-properties fo:break-before="page"/>
      <style:text-properties style:font-name="DejaVu Sans Condensed" fo:font-size="14pt" officeooo:rsid="00306130" officeooo:paragraph-rsid="00306130" style:font-size-asian="14pt" style:font-size-complex="14pt"/>
    </style:style>
    <style:style style:name="P45" style:family="paragraph" style:parent-style-name="Standard">
      <style:paragraph-properties fo:break-before="page"/>
      <style:text-properties style:font-name="DejaVu Sans Condensed" fo:font-size="14pt" officeooo:rsid="0032a0a0" officeooo:paragraph-rsid="0032a0a0" style:font-size-asian="14pt" style:font-size-complex="14pt"/>
    </style:style>
    <style:style style:name="P46" style:family="paragraph" style:parent-style-name="Standard">
      <style:paragraph-properties fo:break-before="page"/>
      <style:text-properties style:font-name="DejaVu Sans Condensed" fo:font-size="14pt" officeooo:rsid="00337488" officeooo:paragraph-rsid="00337488" style:font-size-asian="14pt" style:font-size-complex="14pt"/>
    </style:style>
    <style:style style:name="P47" style:family="paragraph" style:parent-style-name="Standard">
      <style:paragraph-properties fo:break-before="page"/>
      <style:text-properties style:font-name="DejaVu Sans Condensed" fo:font-size="14pt" officeooo:rsid="0035e84b" officeooo:paragraph-rsid="0035e84b" style:font-size-asian="14pt" style:font-size-complex="14pt"/>
    </style:style>
    <style:style style:name="P48" style:family="paragraph" style:parent-style-name="Standard">
      <style:paragraph-properties fo:break-before="page"/>
      <style:text-properties style:font-name="DejaVu Sans Condensed" fo:font-size="14pt" officeooo:rsid="00391e32" officeooo:paragraph-rsid="00391e32" style:font-size-asian="14pt" style:font-size-complex="14pt"/>
    </style:style>
    <style:style style:name="P49" style:family="paragraph" style:parent-style-name="Standard">
      <style:paragraph-properties fo:break-before="page"/>
      <style:text-properties style:font-name="DejaVu Sans Condensed" fo:font-size="14pt" officeooo:rsid="0039dc16" officeooo:paragraph-rsid="0039dc16" style:font-size-asian="14pt" style:font-size-complex="14pt"/>
    </style:style>
    <style:style style:name="P50" style:family="paragraph" style:parent-style-name="Standard">
      <style:paragraph-properties fo:break-before="page"/>
      <style:text-properties style:font-name="DejaVu Sans Condensed" fo:font-size="14pt" officeooo:rsid="0039ecd1" officeooo:paragraph-rsid="0039ecd1" style:font-size-asian="14pt" style:font-size-complex="14pt"/>
    </style:style>
    <style:style style:name="P51" style:family="paragraph" style:parent-style-name="Standard">
      <style:paragraph-properties fo:break-before="page"/>
      <style:text-properties style:font-name="DejaVu Sans Condensed" fo:font-size="14pt" officeooo:rsid="003d0905" officeooo:paragraph-rsid="003d0905" style:font-size-asian="14pt" style:font-size-complex="14pt"/>
    </style:style>
    <style:style style:name="P52" style:family="paragraph" style:parent-style-name="Standard">
      <style:paragraph-properties fo:break-before="page"/>
      <style:text-properties style:font-name="DejaVu Sans Condensed" fo:font-size="14pt" officeooo:rsid="00492ca1" officeooo:paragraph-rsid="00492ca1" style:font-size-asian="14pt" style:font-size-complex="14pt"/>
    </style:style>
    <style:style style:name="P53" style:family="paragraph" style:parent-style-name="Standard">
      <style:paragraph-properties fo:break-before="page"/>
      <style:text-properties style:font-name="DejaVu Sans Condensed" fo:font-size="14pt" officeooo:rsid="003a7e0a" officeooo:paragraph-rsid="00492ca1" style:font-size-asian="14pt" style:font-size-complex="14pt"/>
    </style:style>
    <style:style style:name="P54" style:family="paragraph" style:parent-style-name="Standard">
      <style:text-properties style:font-name="DejaVu Sans Condensed" fo:font-size="14pt" officeooo:rsid="004aa8c5" officeooo:paragraph-rsid="004aa8c5" style:font-size-asian="14pt" style:font-size-complex="14pt"/>
    </style:style>
    <style:style style:name="P55" style:family="paragraph" style:parent-style-name="Standard">
      <style:text-properties style:font-name="DejaVu Sans Condensed" fo:font-size="14pt" officeooo:rsid="0032a0a0" officeooo:paragraph-rsid="0032a0a0" style:font-size-asian="14pt" style:font-size-complex="14pt"/>
    </style:style>
    <style:style style:name="P56" style:family="paragraph" style:parent-style-name="Standard">
      <style:text-properties style:font-name="DejaVu Sans Condensed" fo:font-size="14pt" officeooo:rsid="004f6a13" officeooo:paragraph-rsid="004f6a13" style:font-size-asian="14pt" style:font-size-complex="14pt"/>
    </style:style>
    <style:style style:name="P57" style:family="paragraph" style:parent-style-name="Standard">
      <style:text-properties style:font-name="DejaVu Sans Condensed" fo:font-size="14pt" officeooo:rsid="00514185" officeooo:paragraph-rsid="00514185" style:font-size-asian="14pt" style:font-size-complex="14pt"/>
    </style:style>
    <style:style style:name="T1" style:family="text">
      <style:text-properties officeooo:rsid="001922c0"/>
    </style:style>
    <style:style style:name="T2" style:family="text">
      <style:text-properties officeooo:rsid="001e8940"/>
    </style:style>
    <style:style style:name="T3" style:family="text">
      <style:text-properties officeooo:rsid="00200baa"/>
    </style:style>
    <style:style style:name="T4" style:family="text">
      <style:text-properties officeooo:rsid="0020c4b6"/>
    </style:style>
    <style:style style:name="T5" style:family="text">
      <style:text-properties officeooo:rsid="0023964c"/>
    </style:style>
    <style:style style:name="T6" style:family="text">
      <style:text-properties officeooo:rsid="002461ae"/>
    </style:style>
    <style:style style:name="T7" style:family="text">
      <style:text-properties officeooo:rsid="0027e024"/>
    </style:style>
    <style:style style:name="T8" style:family="text">
      <style:text-properties officeooo:rsid="0029eec0"/>
    </style:style>
    <style:style style:name="T9" style:family="text">
      <style:text-properties officeooo:rsid="00306130"/>
    </style:style>
    <style:style style:name="T10" style:family="text">
      <style:text-properties officeooo:rsid="00325339"/>
    </style:style>
    <style:style style:name="T11" style:family="text">
      <style:text-properties officeooo:rsid="00352f6c"/>
    </style:style>
    <style:style style:name="T12" style:family="text">
      <style:text-properties officeooo:rsid="0037d195"/>
    </style:style>
    <style:style style:name="T13" style:family="text">
      <style:text-properties officeooo:rsid="003c0081"/>
    </style:style>
    <style:style style:name="T14" style:family="text">
      <style:text-properties officeooo:rsid="003c359b"/>
    </style:style>
    <style:style style:name="T15" style:family="text">
      <style:text-properties officeooo:rsid="003db677"/>
    </style:style>
    <style:style style:name="T16" style:family="text">
      <style:text-properties fo:font-variant="normal" fo:text-transform="none" fo:color="#000000" style:text-line-through-style="none" style:text-line-through-type="none" style:font-name="Arial" fo:font-size="12.3999996185303pt" fo:font-style="normal" style:text-underline-style="none" fo:font-weight="normal" style:text-blinking="false" fo:background-color="transparent" loext:char-shading-value="0"/>
    </style:style>
    <style:style style:name="T17" style:family="text">
      <style:text-properties officeooo:rsid="003db677" style:font-size-asian="14pt" style:font-size-complex="14pt"/>
    </style:style>
    <style:style style:name="T18" style:family="text">
      <style:text-properties officeooo:rsid="003feee4" style:font-size-asian="14pt" style:font-size-complex="14pt"/>
    </style:style>
    <style:style style:name="T19" style:family="text">
      <style:text-properties officeooo:rsid="004168a5" style:font-size-asian="14pt" style:font-size-complex="14pt"/>
    </style:style>
    <style:style style:name="T20" style:family="text">
      <style:text-properties officeooo:rsid="003feee4"/>
    </style:style>
    <style:style style:name="T21" style:family="text">
      <style:text-properties officeooo:rsid="00435938"/>
    </style:style>
    <style:style style:name="T22" style:family="text">
      <style:text-properties style:text-position="super 58%"/>
    </style:style>
    <style:style style:name="T23" style:family="text">
      <style:text-properties style:text-position="super 58%" officeooo:rsid="00325339"/>
    </style:style>
    <style:style style:name="T24" style:family="text">
      <style:text-properties officeooo:rsid="00492ca1"/>
    </style:style>
    <style:style style:name="T25" style:family="text">
      <style:text-properties officeooo:rsid="004b7581"/>
    </style:style>
    <style:style style:name="T26" style:family="text">
      <style:text-properties officeooo:rsid="004cc239"/>
    </style:style>
    <style:style style:name="T27" style:family="text">
      <style:text-properties officeooo:rsid="004d7285"/>
    </style:style>
    <style:style style:name="T28" style:family="text">
      <style:text-properties officeooo:rsid="00391e32"/>
    </style:style>
    <style:style style:name="T29" style:family="text">
      <style:text-properties officeooo:rsid="004e74fb"/>
    </style:style>
    <style:style style:name="T30" style:family="text">
      <style:text-properties officeooo:rsid="004edb73"/>
    </style:style>
    <style:style style:name="T31" style:family="text">
      <style:text-properties officeooo:rsid="00514185"/>
    </style:style>
    <style:style style:name="T32" style:family="text">
      <style:text-properties officeooo:rsid="0052dd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Muse<text:span text:style-name="T3">u</text:span>m of Natural History, Lille.mp4</text:p>
      <text:p text:style-name="P1"/>
      <text:p text:style-name="P1">So, lets start <text:span text:style-name="T1">with a bit of history. This is a project called 'Table Atomineral Touch', which was installed at the Museum <text:s/>of Natural History in Lille, France in 2011. <text:s/>This project is part PyMT, part Kivy.</text:span></text:p>
      <text:p text:style-name="P1"/>
      <text:p text:style-name="P2">To explain that, we need a bit of background. In the beginning there was PyMT, and it was good. It was multi-touch, pretty, and Pythonic. But it was sub-optimal. The developers saw there was a better way to do things, but <text:span text:style-name="T2">that </text:span>it would mean breaking compatibility.</text:p>
      <text:p text:style-name="P2"/>
      <text:p text:style-name="P2">Thus <text:span text:style-name="T4">was born</text:span> Kivy. All the experience <text:span text:style-name="T4">and learning </text:span>gained from PyMT was rolled into Kivy <text:span text:style-name="T2">and as their next-generation framework</text:span>. In addition, the hardware requirements we <text:span text:style-name="T3">fixed at </text:span>OpenGL ES 2, so mobile devices could be easily accommodated. </text:p>
      <text:p text:style-name="P2"/>
      <text:p text:style-name="P2">This helps to explain my Kivy is both fresh and exciting, yet mature and stable. It inherits a rich legacy of multi-touch and large-scale learning, yet has mobile and lightweight processors squarely in it's aim. <text:span text:style-name="T3">It the best of both worlds: scalable, portable and fast.</text:span></text:p>
      <text:p text:style-name="P2"/>
      <text:p text:style-name="P3">Another take away form this project is that Kivy isn't just touch. Kivy uses an abstraction called an InputProvider to isolate input dependencies. <text:s/>By doing this, it allows for a wide range of hardware to use used as input.</text:p>
      <text:p text:style-name="P3"/>
      <text:p text:style-name="P3">But <text:span text:style-name="T5">we'll return to this subject later.</text:span></text:p>
      <text:p text:style-name="P39">2. Plane White by <text:span text:style-name="T6">Christina OW</text:span></text:p>
      <text:p text:style-name="P4"/>
      <text:p text:style-name="P5">This is artwork was presented in Geneva by Christina Ow as a student in the Master of Arts in Design. The artwork intends to explore and challenge the idea of exhibition spaces being white cubes, and introducing, volatile digital spaces. </text:p>
      <text:p text:style-name="P5"/>
      <text:p text:style-name="P5">This particular project was developed in a period of 10 days by a team totally unfamiliar with Kivy. So, this piece not only gives one a good idea of the scale of applications possible with Kivy, but also how rapidly then can be developed.</text:p>
      <text:p text:style-name="P5"/>
      <text:p text:style-name="P40">3. Particle Panda by Chaos Buffalo Labs</text:p>
      <text:p text:style-name="P6"/>
      <text:p text:style-name="P6">Particle panda is a particle effect simulator for particle systems used in Starling, Kivy and Cocos2d. It allows you to develop custom animation for games or artistic expression.</text:p>
      <text:p text:style-name="P6"/>
      <text:p text:style-name="P6">These animation<text:span text:style-name="T7">s</text:span> can be exported to “.pex” files, video files compatible with the 'Starling', Flash, 'Cocos2d' and Kivy engines. Effects can be changed and edited in real time.</text:p>
      <text:p text:style-name="P6"/>
      <text:p text:style-name="P6">This application gives a good idea not only of the <text:span text:style-name="T7">responsiveness, but also showcases a lot of standard kivy widgets. Sliders, buttons, tabbed panels, scrollable list views, colour pickers etc. Particle physics aside, this gives and good indication of the look and feel and standard Kivy apps.</text:span></text:p>
      <text:p text:style-name="P41">4. CAMI Speedtest by CAMI Education</text:p>
      <text:p text:style-name="P7"/>
      <text:p text:style-name="P8">So, this is quick preview of CAMI's next generation education platform built using Kivy. Now, the first thing to notice here is that although it looks totally different, it's actually mostly a matter of artwork. Kivy widgets are built to be flexible and them-able, and most of what you see here are standard widgets with the images changed. 'button.background_down = x'. button.background_normal = y' etc. It's trivial to integrate you own look and feel.</text:p>
      <text:p text:style-name="P8"/>
      <text:p text:style-name="P9">Another thing you'll see here for the first time is Screens. Kivy apps run in a single Windows, so the idea of multiple forms or windows is replaced by multiple screens. And they're much sexier. Notice the fluid transitions between them. That's for free, and changing the transition is as simple a specifying another transition class. <text:span text:style-name="T8">SlideTransition, SwapTransition, FadeTransition, WipeTransition and more. Or roll you own. <text:s/>Up to you.</text:span></text:p>
      <text:p text:style-name="P8"/>
      <text:p text:style-name="P10">The last thing I want to point out here is the use of custom keyboards. You'll see in the exercises here we present a small, movable and re-sizable keyboard. Even where words are requested, we try to present a list of options, either of words or letters. We do this in order to try and maximize the screen space for content. A keyboard taking half of the screen is often overkill.</text:p>
      <text:p text:style-name="P10"/>
      <text:p text:style-name="P10">Predictably enough, this is one of the only areas we've had to care about desktop vs. mobile. But it's an inherent difference, and one that is easily handled in Kivy. Software and hardware keyboards are handled virtually identically, so catering for these different keyboard scenario's is as easy as it can be.</text:p>
      <text:p text:style-name="P10"/>
      <text:p text:style-name="P34">Oh, one more thing. These animations and non-blocking thanks to the asynchronous UrlRequest function, and these images downloads Asynchronously thanks to the AsyncImage widget. It makes it very easy to develop interfaces which respond instantly even whilst requesting non-local resources.</text:p>
      <text:p text:style-name="P51">So, lets look at another lightweight that demonstrates Kivy's responsiveness.</text:p>
      <text:p text:style-name="P35"/>
      <text:p text:style-name="P35">5. This is a small project developed using Flat Kivy. Flat Kivy is a collection of experimental flat/material design widgets for Kivy. The are inspired by Google's Material Design guidelines and make use of binding to implement what web-devs would call 'responsive design'.</text:p>
      <text:p text:style-name="P35"/>
      <text:p text:style-name="P35">Note how the text resizes and re-flows instantly on size changes. At almost any size and orientation, it remains clear and readable.</text:p>
      <text:p text:style-name="P35"/>
      <text:p text:style-name="P35">What we see here is that Kivy does a great job, even in Line-Of-Business apps. This is an incredibly functional, practical and utilitarian tool. Fast, lightweight, native. </text:p>
      <text:p text:style-name="P35"/>
      <text:p text:style-name="P35">Another interesting aspect of this project is it's author, Jacob Kovak. He is the resident OpenGL guru for Kivy and also develops a highly-performant gaming engine for building Kivy games. <text:span text:style-name="T15">Kivy widgets are built for interaction and sub-optimal when you start talking hundreds of sprites, so Kivent gives you a highly optimized way to handle these sprites.</text:span></text:p>
      <text:p text:style-name="P35"/>
      <text:p text:style-name="P38"><text:span text:style-name="T17">He seems to spend his spare time profiling and weaving Cython magic to Cythonize detected bottlenecks so they run at pure C speeds. These optimizations allow KivEnt to handle roughly </text:span><text:span text:style-name="T16">~100,000 </text:span><text:span text:style-name="T17">game objects. </text:span><text:span text:style-name="T18">Keep in <text:s/>mind, standard Kivy is perfectly suitable for a vast amount of games. It</text:span><text:span text:style-name="T19">'</text:span><text:span text:style-name="T18">s just that KivEnt allows you to scale up if performance does become a problem.</text:span></text:p>
      <text:p text:style-name="P42">Okay, so onto <text:span text:style-name="T15">more fun</text:span> stuff. Robotics.</text:p>
      <text:p text:style-name="P11"/>
      <text:p text:style-name="P11"><text:span text:style-name="T14">6</text:span>. This is a project called TicTacTouch by Dominique Burnand and Livio Conzett. It consists of <text:span text:style-name="T21">a </text:span>multitouch screen used to control a PLC hardware machine via Libnodave.</text:p>
      <text:p text:style-name="P11"/>
      <text:p text:style-name="P11">Libnodave is a library that provides the exposes functions to connect to and exchange data with Siemens S7 300/400 PLCs. Because it exposes a C interface, as does almost any pluggable hardware, that make sit very easy for Kivy to talk to it. As we'll see in many later examples, the Python libraries make these kind of low-level conversations between Kivy and machines quite easy.</text:p>
      <text:p text:style-name="P11"/>
      <text:p text:style-name="P12">This opens exciting possibilities when it comes to integrating touch screens into a wide variety of appliances and machines</text:p>
      <text:p text:style-name="P43"><text:span text:style-name="T14">7</text:span>. Enter Liatris. Liatris is an open-source project that determines any object’s exact positions and identity using a touch screen and RFID reader. The beauty of this solution is cost and sophistication.</text:p>
      <text:p text:style-name="P12"/>
      <text:p text:style-name="P12">To elaborate on that point, one of the major challenges in robotics is visual analysis. It's a hard problem. Determining what an object is, how it's positions and how to use it typically requires loads of processing and learning. </text:p>
      <text:p text:style-name="P12"/>
      <text:p text:style-name="P12">Mark Silliman has has devised an approach which vastly reduces the amount of visual processing required. Appliances or object as fitted with an RFID tag which contains a 3D model of the object, along with data describing how the object can be manipulated. <text:s/>The bottom of the object is fitted with 3 markers that, when placed on a touch screen, allow the robot to determine the exact orientation of the object.</text:p>
      <text:p text:style-name="P12"/>
      <text:p text:style-name="P12">This orientation, together with the information obtained from the RFID tag, gives the robot all the information it needs to manipulate and use the object or appliance in question.</text:p>
      <text:p text:style-name="P12"/>
      <text:p text:style-name="P12">Project Liatris is free and open project the could significantly lower the cost and increase the usefulness of everyday robotics. It's an exciting project that uses Kivy <text:span text:style-name="T9">multi-touch capabilities to interact with our world.</text:span></text:p>
      <text:p text:style-name="P44">Okay, so robots are cool, but how about race cars?</text:p>
      <text:p text:style-name="P13"/>
      <text:p text:style-name="P13">0<text:span text:style-name="T14">8</text:span>. Race Capture Pro by Autosport labs is a powerful, expandable and customizable lap timer, data logger and telemetry system for your race or street car. It allows you to plug <text:span text:style-name="T20">a</text:span> mobile device or computer into your car and get detailed telemetry reading in real time.</text:p>
      <text:p text:style-name="P13"/>
      <text:p text:style-name="P14">You see here the hardware device th<text:span text:style-name="T20">at</text:span> gathers the data. The gps plugs in at the b<text:span text:style-name="T20">ottom</text:span> as does the<text:span text:style-name="T20"> </text:span>bluetooth transmitter <text:span text:style-name="T20">on the right</text:span>. Kivy then obtains this data over bluetooth and presents a full<text:span text:style-name="T21">y</text:span> customizable, real-time readout of this data.</text:p>
      <text:p text:style-name="P13"/>
      <text:p text:style-name="P13">RPM, oil temperature, oil pressure, engine speed, acceleration, yaw, accelerometer, wheel pressure or temperature. <text:span text:style-name="T21">Autosport labs provide a vast range of sensors you can choose and fit as you will. You then use the app to choose how and where the visualizations for the sensors are presented.</text:span></text:p>
      <text:p text:style-name="P13"/>
      <text:p text:style-name="P13">We don't have time to go into the details of this app, but it's really incredibly impressive. One of the thing<text:span text:style-name="T21">s</text:span> I do want to mention, however, it that it uses Kivy's newly introduced support for SVG.</text:p>
      <text:p text:style-name="P13"/>
      <text:p text:style-name="P17">Brent Picasso, one of the developers, was experimenting with ways to increase the speed of the gauge rendering. <text:span text:style-name="T30">These sensors typically have a sample rate in excess of 1000hz. That's 1000 samples per second, so having a display with fast-reaction time is vital. It</text:span> also require<text:span text:style-name="T30">s</text:span> th<text:span text:style-name="T30">at</text:span> each gauge have 'thresholds'. As the limit of <text:span text:style-name="T21">a</text:span> gauge is reached, it should turn yellow for warning, red for danger etc.</text:p>
      <text:p text:style-name="P13"/>
      <text:p text:style-name="P15">What he discovered was that SVG's have a “<text:span text:style-name="T10">current</text:span> colour” property, which effectively determines the default colour for drawing. He then added a binding so that when these limits were reached <text:span text:style-name="T10">and t</text:span>he <text:span text:style-name="T10">current</text:span>_color changed, <text:span text:style-name="T10">this would trigger a re-parsing of the SVG tree. So, effectively, changing this property of the SVG tree automatically updates the rendering, and voilla, colour changed.</text:span></text:p>
      <text:p text:style-name="P15"/>
      <text:p text:style-name="P16"><text:span text:style-name="T10">In a testimony to the power of open source, Brent submitted pull request, number #3518 for this feature, and it was merged by Tito himself on the 20</text:span><text:span text:style-name="T23">th</text:span><text:span text:style-name="T10"> of July. Now we can all enjoy dynamically updating SVG displays in the next release of Kivy.</text:span></text:p>
      <text:p text:style-name="P19"/>
      <text:p text:style-name="P45">From cars to aeroplanes.</text:p>
      <text:p text:style-name="P18"/>
      <text:p text:style-name="P20"><text:span text:style-name="T14">10</text:span>. Flightgear TQ panel is application by d-laser that provides you with touch panel controllers for the Open Source Flight Gear aircraft simulator. It provides you with throttle controls, speed brakes, elevator and trim controls, flaps, field of view (zoom), parking brake and more, all from the comfort of your phone, tablet or PC.</text:p>
      <text:p text:style-name="P18"/>
      <text:p text:style-name="P18">Apart from being ridiculously cool, one of the interesting things was that his initial prototype was just 80 lines of kivy code. <text:span text:style-name="T24">I</text:span>t works <text:span text:style-name="T24">using</text:span> UDP. Flightgear supports the idea of 'generic protocols defined by XML files. You define you own protocol and command support in the XML files, drop them into a specific location and Flightgear then implements this <text:span text:style-name="T24">protocols, sending and receiving packets as specified.</text:span></text:p>
      <text:p text:style-name="P18"/>
      <text:p text:style-name="P18">The video may not be the best quality, but <text:span text:style-name="T24">come on, we are</text:span> flying plane<text:span text:style-name="T24">s</text:span> using Kivy! <text:span text:style-name="T24">It's great testimony to what a bit of enthusiasm and tinkering can achieve.</text:span></text:p>
      <text:p text:style-name="P52">And that brings us to this one.</text:p>
      <text:p text:style-name="P18"/>
      <text:p text:style-name="P56">11. This is small demo by Mark Richardson of Kivy using the Official Rasberry Pi touch screen. Here, he makes it control and respond <text:span text:style-name="T31">via</text:span> <text:span text:style-name="T31">to a</text:span> few LED's and a button <text:span text:style-name="T31">via the GPIO pins on the Pi</text:span>. <text:span text:style-name="T31">Control and feedback is bi-directional, with kivy b</text:span>uttons switch<text:span text:style-name="T31">ing</text:span> the lights on and off, <text:span text:style-name="T31">yet also responding to state changes on the board.</text:span></text:p>
      <text:p text:style-name="P56"/>
      <text:p text:style-name="P57">So, GPIO stand for General Purpose Input and Output devices, and as you probably already know, the is a large range of such devices that you could plug into the py. That means you can control and visualize all of these devices on your Pi using Kivy. If your Pi is connected to a network, this can extend beyond local devices into an Internet of Things.</text:p>
      <text:p text:style-name="P57"/>
      <text:p text:style-name="P57">You can do such things as monitor air-quality, camera's, <text:span text:style-name="T32">sensors, </text:span>control quad-copters, <text:span text:style-name="T32">drones, and of course, robots. The low cost of the raspberry Pi opens all of these possibilities up to amatuers and tinkerers, and Kivy gives us a rich, open and mature software stack to achieve it with.</text:span></text:p>
      <text:p text:style-name="P46">So, whilst on the subject on controllers, we hinted earlier that Kivy is much more than just a multi-touch framework.</text:p>
      <text:p text:style-name="P21"/>
      <text:p text:style-name="P23">1<text:span text:style-name="T24">2</text:span>. <text:span text:style-name="T11">Here we see the amazing Mathieu Virbil demonstrating his ninja skills via the Leap Motion. Mathieu, also known to us lower mortals at tito, is kind of the Benevolent Dictator For Life of Kivy. He fathered Kivy and seems to produce amazing libraries as easily as most of us produce body odour.</text:span></text:p>
      <text:p text:style-name="P23"/>
      <text:p text:style-name="P54">Anyway, Kivy provides full support for 3-D input, currently via the Leap Motion or Kinect devices. On the screen, you can see each of his fingers represented with varying colours and brightness depending on the X, Y and Z positions and it responds instantly.</text:p>
      <text:p text:style-name="P22"/>
      <text:p text:style-name="P24">Kivy's InputProvider abstraction supports a vast array of input devices and of course, you can add your own. Luckily, they are all handled in a very generic way, which means you don't have to care about them unless you want to. They all provide a MotionObject, <text:span text:style-name="T25">which is <text:s/></text:span>a rich and detailed object providing a <text:span text:style-name="T25">your with a </text:span>detailed profile of <text:span text:style-name="T25">both </text:span>the touch and the device that provided it.</text:p>
      <text:p text:style-name="P24"/>
      <text:p text:style-name="P36">But that's fine. Your code does not have to care. You can just use the x and y like a mouse if you want to.</text:p>
      <text:p text:style-name="P47">Okay, let's touch on the 'full-stack framework' claim.</text:p>
      <text:p text:style-name="P25"/>
      <text:p text:style-name="P25">1<text:span text:style-name="T24">3</text:span>. Here we see the Kivy inspector, one of a few a few debugging tools provided with Kivy. To use the inspector, you simply launch you main <text:span text:style-name="T26">python </text:span>s<text:span text:style-name="T26">c</text:span>ript with a '-m inspector' argument. It can then be activated and any time <text:span text:style-name="T26">via a keystroke </text:span>and allows you to inspect you entire GUI widget hierarchy in real-time.</text:p>
      <text:p text:style-name="P25"/>
      <text:p text:style-name="P25">Making full use of Python's powerful introspective abilities, it allows you traverse child widgets and parent widgets, as well as change their properties on the fly.</text:p>
      <text:p text:style-name="P25"/>
      <text:p text:style-name="P25">It's an incredibly powerful debugging tool. Not sure why a widget is placed there? Behaving that way? Just activate the inspector, look at it's properties and even try changing them. That's possible at any point in your live, running application. </text:p>
      <text:p text:style-name="P25"/>
      <text:p text:style-name="P25">Kivy also provides a webdebugger, basically a pretty c-profiler served to your webbrowser via an embedded Flask server.</text:p>
      <text:p text:style-name="P25"/>
      <text:p text:style-name="P25">Then there is also the monitor module, which adds a small topbar showing FPS and input activity, the keybinding module, the recorder (for the recording and playback a sequence of events) and the screen module, for simulating various <text:span text:style-name="T12">screen</text:span> resolutions and DPI settings.</text:p>
      <text:p text:style-name="P25"/>
      <text:p text:style-name="P26">And these modules just really cover the debugging side. There is no time to go into details, but Kivy provides a host of modules and classes that cover so many aspects of development that one seldom need<text:span text:style-name="T26">s</text:span> to look outside of the framework. If Python provides the batteries, Kivy brings in the<text:span text:style-name="T26"> nuclear </text:span>power plant. <text:span text:style-name="T26">Just without all the death and radiation and stuff.</text:span></text:p>
      <text:p text:style-name="P27"/>
      <text:p text:style-name="P27"/>
      <text:p text:style-name="P48">Now onto on of my favourites. Now with Kivy, because it's so easy to design GUI's quickly without knowing <text:span text:style-name="T27">a </text:span>stitch of OpenGL, it's easy to forget you are actually building 3-D applications.</text:p>
      <text:p text:style-name="P28"/>
      <text:p text:style-name="P28">1<text:span text:style-name="T24">4</text:span>. Kivy 3-D GUI, a project by Karel Piorno Charchabal, reminds us that Kivy is <text:span text:style-name="T27">in a </text:span>3-D world. Here, we see a bunch of stock standard Kivy widgets running on a surface suspended in a 3-D environment.</text:p>
      <text:p text:style-name="P28"/>
      <text:p text:style-name="P28">Notice that he's still interacting seamlessly with all these widgets. Sliders, buttons, video players, textboxes wrapped around balls, Restructured text widgets. Scrollviews. All of these widgets respond as fluently and easily as if they were on a flat surface. Their physics and behaviour are all maintained.</text:p>
      <text:p text:style-name="P28"/>
      <text:p text:style-name="P37">What he's done here is just provided us with another layout, just like the other layouts in Kivy, but this one handles the 3<text:span text:style-name="T22">rd</text:span> dimension. <text:span text:style-name="T28">Because OpenGL supports the loading of wavefront 'obj' files, we can load 3-D object models and meshes into </text:span>this<text:span text:style-name="T28"> Kivy scene and use the </text:span>objects and <text:span text:style-name="T28">surfaces from our application. </text:span>Blender, Maya, Google Sketup, most decent 3-D programs support exporting to obj files.</text:p>
      <text:p text:style-name="P28"/>
      <text:p text:style-name="P29">At the end of this video, we see kivy image widgets being dragged over the floors, walls and roof of the building. It's perhaps not revolutionary in itself, but what is revolutionary is how simply this is. That we can start with a simple, 2D gui then, but just <text:span text:style-name="T27">by </text:span>dropping it in 3-D layout, take our app into <text:span text:style-name="T27">populated </text:span>a 3D space.</text:p>
      <text:p text:style-name="P29"/>
      <text:p text:style-name="P50"><text:span text:style-name="T29">Okay, s</text:span>o we've seen Kivy with massive screens and driving impressive hardware.</text:p>
      <text:p text:style-name="P30"/>
      <text:p text:style-name="P30">1<text:span text:style-name="T24">5</text:span>. Here we see Gabriel Pettier, known affectionately to us minions as tshirtman, demonstrating the game 2048 of his Galaxy gear watch. It written in Kivy and yes, the labels are too big, and yes, it's awkward to move tiny tiles on a phone, but it works. And it's fluid. It's responsive. And it's a watch, dammit!</text:p>
      <text:p text:style-name="P30"/>
      <text:p text:style-name="P30">So, let's think about this. We've seen Kivy educating children, moving robots, helping the aged and mentally ill. We've flown aircraft simulators, held art exhibitions, raced cars, handled ninja <text:span text:style-name="T29">chops</text:span> in 3-D<text:span text:style-name="T29">using the Leap Motion</text:span>, <text:span text:style-name="T29">made lights twinkle using our raspberry pi,</text:span> simulated particle physics and swiped our widgets over 3-D models.</text:p>
      <text:p text:style-name="P30"/>
      <text:p text:style-name="P30">Sorry, but if you don't think that's awesome, you're either dead, boring or both.</text:p>
      <text:p text:style-name="P30"/>
      <text:p text:style-name="P53">So, I'm going to shut-up now and end this presentation with one of my favourite Kivy projects. </text:p>
      <text:p text:style-name="P33"/>
      <text:p text:style-name="P33"><text:span text:style-name="T24">16. </text:span>It's called the Icarus Touch and it's a continuous keyboard implemented written by Cyril Stoller of the band 'Liquid Rain'. I think it demonstrates the creativity and beauty Kivy is creating better thatn my ranting.</text:p>
      <text:p text:style-name="P31"/>
      <text:p text:style-name="P31">Before I go, I have to offer up one massive lump of goey thanks to all the Kivy devs.</text:p>
      <text:p text:style-name="P31"/>
      <text:p text:style-name="P32">Tito, <text:span text:style-name="T13">T</text:span>shirtman, <text:span text:style-name="T13">Q</text:span>ua-non, Ben Roush, Kovak, Matham. Kived. Inclement. Dessant. <text:span text:style-name="T13">Thopiekar. </text:span><text:s/>And all the others.</text:p>
      <text:p text:style-name="P31"/>
      <text:p text:style-name="P31"><text:s/>Thank you for the awesomeness.</text:p>
      <text:p text:style-name="P31"/>
      <text:p text:style-name="P31"/>
      <text:p text:style-name="P30"/>
      <text:p text:style-name="P49"/>
      <text:p text:style-name="P28"/>
      <text:p text:style-name="P28"/>
      <text:p text:style-name="P26"/>
      <text:p text:style-name="P26"/>
      <text:p text:style-name="P21"/>
      <text:p text:style-name="P21"/>
      <text:p text:style-name="P21"/>
      <text:p text:style-name="P2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23:23.736356647</meta:creation-date>
    <meta:editing-duration>PT3H32M18S</meta:editing-duration>
    <meta:editing-cycles>37</meta:editing-cycles>
    <meta:generator>LibreOffice/5.0.1.2$Linux_X86_64 LibreOffice_project/81898c9f5c0d43f3473ba111d7b351050be20261</meta:generator>
    <dc:date>2015-09-29T23:27:06.677597724</dc:date>
    <meta:document-statistic meta:table-count="0" meta:image-count="0" meta:object-count="0" meta:page-count="16" meta:paragraph-count="77" meta:word-count="2917" meta:character-count="17217" meta:non-whitespace-character-count="14362"/>
  </office:meta>
</office:document-meta>
</file>